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color="#000000" style:font-name="Calibri" fo:language="fi" fo:country="FI" fo:font-weight="bold" style:font-weight-asian="bold" style:font-name-complex="Calibri1"/>
    </style:style>
    <style:style style:name="P2" style:family="paragraph" style:parent-style-name="No_20_Spacing">
      <style:text-properties fo:color="#000000" style:font-name="Calibri" fo:language="fi" fo:country="FI" style:font-name-complex="Calibri1"/>
    </style:style>
    <style:style style:name="P3" style:family="paragraph" style:parent-style-name="No_20_Spacing">
      <style:text-properties fo:color="#ff0000" style:font-name="Calibri" fo:language="fi" fo:country="FI" style:font-name-complex="Calibri1"/>
    </style:style>
    <style:style style:name="P4" style:family="paragraph" style:parent-style-name="No_20_Spacing">
      <style:text-properties style:font-name="Calibri" style:font-name-complex="Calibri1"/>
    </style:style>
    <style:style style:name="P5" style:family="paragraph" style:parent-style-name="No_20_Spacing">
      <style:paragraph-properties fo:margin-left="1.249cm" fo:margin-right="0cm" fo:text-indent="-1.249cm" style:auto-text-indent="false"/>
    </style:style>
    <style:style style:name="P6" style:family="paragraph" style:parent-style-name="No_20_Spacing">
      <style:paragraph-properties fo:margin-left="1.249cm" fo:margin-right="0cm" fo:text-indent="-1.249cm" style:auto-text-indent="false"/>
      <style:text-properties style:font-name="Calibri" style:font-name-complex="Calibri1"/>
    </style:style>
    <style:style style:name="P7" style:family="paragraph" style:parent-style-name="No_20_Spacing">
      <style:paragraph-properties fo:break-before="page"/>
    </style:style>
    <style:style style:name="P8" style:family="paragraph" style:parent-style-name="No_20_Spacing">
      <style:paragraph-properties fo:padding="0.035cm" fo:border="0.51pt solid #000000"/>
    </style:style>
    <style:style style:name="P9" style:family="paragraph" style:parent-style-name="Standard">
      <style:text-properties style:font-name="Calibri" fo:font-size="11pt" style:font-size-asian="11pt" style:font-name-complex="Calibri1" style:font-size-complex="11pt"/>
    </style:style>
    <style:style style:name="P10" style:family="paragraph" style:parent-style-name="Standard">
      <style:text-properties style:font-name="Calibri" fo:font-size="11pt" fo:language="fi" fo:country="FI" fo:font-weight="bold" style:font-size-asian="11pt" style:font-weight-asian="bold" style:font-name-complex="Calibri1" style:font-size-complex="11pt"/>
    </style:style>
    <style:style style:name="P11" style:family="paragraph" style:parent-style-name="Standard">
      <style:text-properties style:font-name="Calibri" fo:font-size="11pt" fo:language="fi" fo:country="FI" style:font-size-asian="11pt" style:font-name-complex="Calibri1" style:font-size-complex="11pt"/>
    </style:style>
    <style:style style:name="P12" style:family="paragraph" style:parent-style-name="Standard">
      <style:text-properties style:font-name="Calibri" fo:font-size="11pt" fo:font-weight="bold" style:font-size-asian="11pt" style:font-weight-asian="bold" style:font-name-complex="Calibri1" style:font-size-complex="11pt"/>
    </style:style>
    <style:style style:name="P13" style:family="paragraph" style:parent-style-name="Standard">
      <style:text-properties style:font-name="Calibri" fo:font-size="11pt" fo:language="se" fo:country="NO" style:font-size-asian="11pt" style:font-name-complex="Calibri1" style:font-size-complex="11pt"/>
    </style:style>
    <style:style style:name="P14" style:family="paragraph" style:parent-style-name="Standard">
      <style:text-properties fo:color="#000000" style:font-name="Calibri" fo:font-size="11pt" fo:language="fi" fo:country="FI" style:font-size-asian="11pt" style:font-name-complex="Calibri1" style:font-size-complex="11pt"/>
    </style:style>
    <style:style style:name="P15" style:family="paragraph" style:parent-style-name="Standard">
      <style:text-properties fo:color="#000000" style:font-name="Calibri" fo:font-size="11pt" fo:language="fi" fo:country="FI" fo:font-weight="bold" style:font-size-asian="11pt" style:font-weight-asian="bold" style:font-name-complex="Calibri1" style:font-size-complex="11pt"/>
    </style:style>
    <style:style style:name="P16" style:family="paragraph" style:parent-style-name="Standard">
      <style:text-properties fo:color="#ff0000" style:font-name="Calibri" fo:font-size="11pt" fo:language="fi" fo:country="FI" style:font-name-asian="Calibri1" style:font-size-asian="11pt" style:font-name-complex="Calibri1" style:font-size-complex="11pt"/>
    </style:style>
    <style:style style:name="P17" style:family="paragraph" style:parent-style-name="Standard">
      <style:paragraph-properties fo:line-height="108%"/>
      <style:text-properties fo:color="#ff0000" style:font-name="Calibri" fo:font-size="11pt" style:font-size-asian="11pt" style:font-name-complex="Calibri1" style:font-size-complex="11pt"/>
    </style:style>
    <style:style style:name="P18" style:family="paragraph" style:parent-style-name="Standard">
      <style:paragraph-properties fo:line-height="108%"/>
    </style:style>
    <style:style style:name="P19" style:family="paragraph" style:parent-style-name="Standard">
      <style:paragraph-properties fo:break-before="page"/>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style:font-name="Calibri" fo:font-size="11pt" fo:language="fi" fo:country="FI" style:font-size-asian="11pt" style:font-name-complex="Calibri1" style:font-size-complex="11pt"/>
    </style:style>
    <style:style style:name="P22" style:family="paragraph" style:parent-style-name="Standard">
      <style:paragraph-properties fo:padding="0.035cm" fo:border="0.51pt solid #000000"/>
    </style:style>
    <style:style style:name="P23" style:family="paragraph" style:parent-style-name="Standard">
      <style:paragraph-properties fo:margin-left="1.249cm" fo:margin-right="0cm" fo:text-indent="0cm" style:auto-text-indent="false"/>
    </style:style>
    <style:style style:name="P24" style:family="paragraph" style:parent-style-name="Standard">
      <style:paragraph-properties fo:margin-left="1.249cm" fo:margin-right="0cm" fo:text-indent="0cm" style:auto-text-indent="false"/>
      <style:text-properties style:font-name="Calibri" fo:font-size="11pt" style:font-size-asian="11pt" style:font-name-complex="Calibri1" style:font-size-complex="11pt"/>
    </style:style>
    <style:style style:name="P25" style:family="paragraph" style:parent-style-name="Standard" style:master-page-name="Standard">
      <style:paragraph-properties style:page-number="auto"/>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fo:language="fi" fo:country="FI" fo:font-weight="bold" style:font-size-asian="11pt" style:font-weight-asian="bold" style:font-name-complex="Calibri1" style:font-size-complex="11pt"/>
    </style:style>
    <style:style style:name="T3" style:family="text">
      <style:text-properties style:font-name="Calibri" fo:font-size="11pt" fo:language="fi" fo:country="FI" fo:font-style="italic" style:font-size-asian="11pt" style:font-style-asian="italic" style:font-name-complex="Calibri1" style:font-size-complex="11pt"/>
    </style:style>
    <style:style style:name="T4" style:family="text">
      <style:text-properties style:font-name="Calibri" fo:font-size="11pt" fo:language="fi" fo:country="FI" style:font-size-asian="11pt" style:font-name-complex="Calibri1" style:font-size-complex="11pt"/>
    </style:style>
    <style:style style:name="T5" style:family="text">
      <style:text-properties style:font-name="Calibri" fo:font-size="11pt" fo:language="se" fo:country="NO" fo:font-style="italic" style:font-size-asian="11pt" style:font-style-asian="italic" style:font-name-complex="Calibri1" style:font-size-complex="11pt"/>
    </style:style>
    <style:style style:name="T6" style:family="text">
      <style:text-properties style:font-name="Calibri" fo:font-size="11pt" fo:language="se" fo:country="NO" style:font-size-asian="11pt" style:font-name-complex="Calibri1" style:font-size-complex="11pt"/>
    </style:style>
    <style:style style:name="T7" style:family="text">
      <style:text-properties style:font-name="Calibri" fo:font-size="11pt" fo:font-weight="bold" style:font-size-asian="11pt" style:font-weight-asian="bold" style:font-name-complex="Calibri1" style:font-size-complex="11pt"/>
    </style:style>
    <style:style style:name="T8" style:family="text">
      <style:text-properties style:font-name="Calibri" fo:font-size="11pt" fo:language="nn" fo:country="NO" fo:font-style="italic" fo:font-weight="bold" style:font-size-asian="11pt" style:font-style-asian="italic" style:font-weight-asian="bold" style:font-name-complex="Calibri1" style:font-size-complex="11pt" style:font-style-complex="italic" style:font-weight-complex="bold"/>
    </style:style>
    <style:style style:name="T9" style:family="text">
      <style:text-properties style:font-name="Calibri" fo:font-size="11pt" fo:language="nn" fo:country="NO" fo:font-style="italic" style:font-size-asian="11pt" style:language-asian="nb" style:country-asian="NO" style:font-style-asian="italic" style:font-name-complex="Calibri1" style:font-size-complex="11pt" style:font-style-complex="italic"/>
    </style:style>
    <style:style style:name="T10" style:family="text">
      <style:text-properties style:font-name="Calibri" fo:font-size="11pt" fo:font-style="italic" style:font-size-asian="11pt" style:language-asian="nb" style:country-asian="NO" style:font-style-asian="italic" style:font-name-complex="Calibri1" style:font-size-complex="11pt" style:font-style-complex="italic"/>
    </style:style>
    <style:style style:name="T11" style:family="text">
      <style:text-properties style:font-name="Calibri" fo:font-size="11pt" style:text-underline-style="solid" style:text-underline-width="auto" style:text-underline-color="font-color" style:font-size-asian="11pt" style:font-name-complex="Calibri1" style:font-size-complex="11pt"/>
    </style:style>
    <style:style style:name="T12" style:family="text">
      <style:text-properties style:font-name="Calibri" fo:language="fi" fo:country="FI" fo:font-weight="bold" style:font-weight-asian="bold" style:font-name-complex="Calibri1"/>
    </style:style>
    <style:style style:name="T13" style:family="text">
      <style:text-properties style:font-name="Calibri" fo:font-weight="bold" style:font-weight-asian="bold" style:font-name-complex="Calibri1"/>
    </style:style>
    <style:style style:name="T14" style:family="text">
      <style:text-properties fo:color="#000000" style:font-name="Calibri" fo:language="fi" fo:country="FI" fo:font-weight="bold" style:font-weight-asian="bold" style:font-name-complex="Calibri1"/>
    </style:style>
    <style:style style:name="T15" style:family="text">
      <style:text-properties fo:color="#000000" style:font-name="Calibri" fo:language="fi" fo:country="FI" style:font-name-complex="Calibri1"/>
    </style:style>
    <style:style style:name="T16" style:family="text">
      <style:text-properties fo:color="#000000" style:font-name="Calibri" fo:language="se" fo:country="NO" style:font-name-complex="Calibri1"/>
    </style:style>
    <style:style style:name="T17" style:family="text">
      <style:text-properties fo:color="#000000" style:font-name="Calibri" fo:font-size="11pt" fo:language="fi" fo:country="FI" style:font-size-asian="11pt" style:font-name-complex="Calibri1" style:font-size-complex="11pt"/>
    </style:style>
    <style:style style:name="T18" style:family="text">
      <style:text-properties fo:color="#000000" style:font-name="Calibri" fo:font-size="11pt" fo:language="fi" fo:country="FI" fo:font-style="italic" style:font-size-asian="11pt" style:font-style-asian="italic" style:font-name-complex="Calibri1" style:font-size-complex="11pt"/>
    </style:style>
    <style:style style:name="T19" style:family="text">
      <style:text-properties fo:color="#000000" style:font-name="Calibri" fo:font-size="11pt" fo:language="fi" fo:country="FI" fo:font-weight="bold" style:font-size-asian="11pt" style:font-weight-asian="bold" style:font-name-complex="Calibri1" style:font-size-complex="11pt"/>
    </style:style>
    <style:style style:name="T20" style:family="text">
      <style:text-properties fo:color="#000000" style:font-name="Calibri" fo:font-size="11pt" fo:language="se" fo:country="NO" style:font-size-asian="11pt" style:font-name-complex="Calibri1" style:font-size-complex="11pt"/>
    </style:style>
    <style:style style:name="T21" style:family="text">
      <style:text-properties fo:color="#000000" style:font-name="Calibri" fo:font-size="11pt" style:font-size-asian="11pt" style:font-name-complex="Calibri1" style:font-size-complex="11pt"/>
    </style:style>
    <style:style style:name="T22" style:family="text">
      <style:text-properties fo:color="#ff0000" style:font-name="Calibri" style:font-name-complex="Calibri1"/>
    </style:style>
    <style:style style:name="T23" style:family="text">
      <style:text-properties fo:color="#ff0000" style:font-name="Calibri" fo:font-size="11pt" style:font-size-asian="11pt" style:font-name-complex="Calibri1" style:font-size-complex="11pt"/>
    </style:style>
    <style:style style:name="T24" style:family="text">
      <style:text-properties fo:color="#ffffff" style:font-name="Calibri" fo:font-size="11pt" fo:language="se" fo:country="NO"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span text:style-name="T1">Sámediggi/ Trollene i Trollholmsund</text:span></text:p>
      <text:p text:style-name="Standard"><text:span text:style-name="T1">Oversatt til kvensk av Kainun institutti – Kvensk institutt 18.03.2019</text:span></text:p>
      <text:p text:style-name="P9"/>
      <text:p text:style-name="P9"/>
      <text:p text:style-name="P9"/>
      <text:p text:style-name="No_20_Spacing"><text:span text:style-name="T14">TROLLIT TROLLHOLMSUNDISSA</text:span></text:p>
      <text:p text:style-name="P1"/>
      <text:p text:style-name="No_20_Spacing"><text:span text:style-name="T15">Trollit oon erityiset dolomiittihaamut ranta-alala. Yksi saamelainen kansanmuistelus muistelee siitä kuinka trollit synnythiin. Tämän ympäri sie saatat lukkeet kyltistä joka oon rannassa trolliin tykönä. Se kestää 20 minuttii kävelä sinne. Polkkuu myöten oon helppo kävelä ja sen oon merkattu vihrisillä nuolikyltiilä. </text:span></text:p>
      <text:p text:style-name="P2"/>
      <text:p text:style-name="No_20_Spacing"><text:span text:style-name="T15">Dolomiittivyö mikä ulettuu Porsanginvuonon poikki, oon yksi Pohjais-Euroopan isomista. Dolomiitti oon syntyny kalkkimerenvihrisistä eli kalkki-algiista</text:span><text:span text:style-name="T14"> </text:span><text:span text:style-name="T15">700 miljuunaa vuotta aikkaa. Meren voima ja dolomiittiin halkkeeminen oon luonheet Trollholmsundin haamut. Trollit oon likelä tääpälistä merentassaa, ja</text:span><text:span text:style-name="T14"> </text:span><text:span text:style-name="T15">se saattaa tarkoittaat sitä ette net oon haamustunheet viimi 2000 vuo</text:span><text:span text:style-name="T16">đ</text:span><text:span text:style-name="T15">en aikana. </text:span></text:p>
      <text:p text:style-name="P2"/>
      <text:p text:style-name="P2"/>
      <text:p text:style-name="P5"><text:span text:style-name="T12">POLKU TROLLIIN TYKÖ</text:span></text:p>
      <text:p text:style-name="P2"/>
      <text:p text:style-name="Standard"><text:span text:style-name="T17">Kulttuuripolun varrela oon joukon varieerattu luonto ja sieltä löyttyy monenlaissii kasvui. Kalkkikivi, maan kvaliteetti ja paikaliset olot anttaavat hyvän pohjan semmoisille matalille kasvuile jokka kaippaavat kalkkii ja kestäävät kuivuutta. Rantarämmeessä kassuuvat </text:span><text:span text:style-name="T18">Primula nutans</text:span><text:span text:style-name="T17"> (finnarksnøkleblom) ja </text:span><text:span text:style-name="T18">Potentilla anserina subsp. Groenlandica Tratt. </text:span><text:span text:style-name="T17">(eskimomure). Ko kävelet trolliin tykö, näjet erityyppissii orkideita. Paikka oon ollu pi</text:span><text:span text:style-name="T20">đ</text:span><text:span text:style-name="T17">ossa vanhemalta kivikau</text:span><text:span text:style-name="T20">đ</text:span><text:span text:style-name="T17">elta saakka. Täälä oon monta sattaa vuotta ollu saamelainen maapruuki,</text:span><text:span text:style-name="T19"> </text:span><text:span text:style-name="T17">ja se oon vieläki toimessa. Täälä sie näjet kuinka fiinisti lai</text:span><text:span text:style-name="T20">t</text:span><text:span text:style-name="T17">umet, marjapounut ja ranta-ala sullautuuvat yhtheen.</text:span><text:span text:style-name="T19"> </text:span></text:p>
      <text:p text:style-name="P14"/>
      <text:p text:style-name="P14"/>
      <text:p text:style-name="Standard"><text:span text:style-name="T19">NÄYTÄ ETTE PERUSTAT </text:span></text:p>
      <text:p text:style-name="P14"/>
      <text:p text:style-name="Standard"><text:span text:style-name="T17">Paikan kasvut haavoittuuvat helposti. Sen täh</text:span><text:span text:style-name="T20">đ</text:span><text:span text:style-name="T17">en täälä ei ole lupa ajjaat biililä tahi muula motoriseeratula kulkuneuvola. Polku mennee maapruukimaiseman läpitte. Sen täh</text:span><text:span text:style-name="T20">đ</text:span><text:span text:style-name="T17">en sie pi</text:span><text:span text:style-name="T20">đ</text:span><text:span text:style-name="T17">ät passata ettet häiritte maapruukitöitä. Muista ette se oon pakko pittäät koiran nauhassa. Met kehoitamma ette sie kuljet varovaisesti täälä. Kaikki kulkkeevat omala e</text:span><text:span text:style-name="T20">đ</text:span><text:span text:style-name="T17">esvastauksella. </text:span></text:p>
      <text:p text:style-name="Standard"><text:span text:style-name="T19">Sommaa käymämukkaa! </text:span></text:p>
      <text:p text:style-name="P15"/>
      <text:p text:style-name="P15"/>
      <text:p text:style-name="P10"/>
      <text:p text:style-name="P10"/>
      <text:p text:style-name="P19"><text:span text:style-name="T2">KUORATAKKA JA KALKASENNIEMI – VALITTU KULTTUURIMAISEMA MAAPRUUKISSA</text:span></text:p>
      <text:p text:style-name="P10"/>
      <text:p text:style-name="Standard"><text:span text:style-name="T3">Trollholmsund kuuluu maisemhaan joka oon valittu kulttuurimaisema (utvalgt kulturlandskap – UKL). UKLin tarkoitus oon varmistaat maisema-alat missä oon biologissii ja kulttuurihistuurialissii arvoi jokka oon formaantunheet pitkän pi</text:span><text:span text:style-name="T5">đ</text:span><text:span text:style-name="T3">on aikana. Tämä oon komuunin eniten aktiivinen maapruukimiljöö. Täälä luononlai</text:span><text:span text:style-name="T5">đ</text:span><text:span text:style-name="T3">un oon arvokas ja lajirikas.</text:span></text:p>
      <text:p text:style-name="P11"/>
      <text:p text:style-name="P11"/>
      <text:p text:style-name="Standard"><text:span text:style-name="T4">Kyltti 2 </text:span></text:p>
      <text:p text:style-name="P11"/>
      <text:p text:style-name="Standard"><text:span text:style-name="T4">Trollit oon net erikoiset dolomiittihaamut mikkä sie näjet rannassa. Yh</text:span><text:span text:style-name="T6">đess</text:span><text:span text:style-name="T4">ä saamelaisessa kansanmuisteluksessa muistelhaan kuinka net oon haamustunheet: </text:span></text:p>
      <text:p text:style-name="P11"/>
      <text:p text:style-name="P20"><text:span text:style-name="T4">Yksi trollitokka oli menossa Finmarkuntunturin ylitte. Het kannethiin myötä issoo arkkuu mikä oli täynä hoppeeta. Siinä koh</text:span><text:span text:style-name="T6">đ</text:span><text:span text:style-name="T4">assa missä oon Reikäläh</text:span><text:span text:style-name="T6">đ</text:span><text:span text:style-name="T4">et, tulthiin trollit tunturista alas Porsanginvuonole. Het olthiin vajeltanheet pitkhään, ja heile oli tullu kova jano. Trollit otethiin pitkän pillin ja sillä het imethiin vettä ylös maasta. Siitä alkkain vesi oon huilanu ylös Reikäläh</text:span><text:span text:style-name="T6">the</text:span><text:span text:style-name="T4">estä. </text:span></text:p>
      <text:p text:style-name="P21"/>
      <text:p text:style-name="P20"><text:span text:style-name="T4">Trollit jatkathiin vajelusta vuonoo pitkin. Ihmiset ei tykänheet tästä. Niinpä het kuorathiin trollii venheilä ja ammuthiin kanuuniila hei</text:span><text:span text:style-name="T6">đ</text:span><text:span text:style-name="T4">än pörhään. Sarvisvuonossa, Badjeolbmuidnjárgassa, oon pahta missä ullirajan ylipuolela oon paljon reikkii. Sanothaan ette net oon visshiin kanuunikuuliin jäljet. Hiljemin paikka oon saanu nimen Ráigebákti mikä meinaa reikäistä pahtaa. Sielä trollit häy</text:span><text:span text:style-name="T6">đ</text:span><text:span text:style-name="T4">ythiin jättäät arkun joka oli täynä hoppeeta. Tämä arkku oon muuttunu kiveksi ja paikan väki kuttuu kivvee nimelä Ádjábumbbá. Arkun saatat vieläki näh</text:span><text:span text:style-name="T6">đ</text:span><text:span text:style-name="T4">ä ullirajan ylipuolela. </text:span></text:p>
      <text:p text:style-name="P21"/>
      <text:p text:style-name="P20"><text:span text:style-name="T4">Se oli ullivesi silloin ko trollit tulthiin tänne Činavuohpphiin, ja het ei tienheet kuinka het päästäis Porsanginvuonon ylitte. Se oli liika kauvoin ođottaat ette tulis sokkuvesi, niin ette het saatettais kaalata vuonon ylitte. Hyvät neuvot olthiin nyt tyyrhiit. Het päätethiin ette se olis paras jos het vaihetettais Jánánsuolun ja Dávdnesállan paikan keskenänsä. Dávdnesálla oon niin iso ette se ulettuis vuonon ylitte Činavuohppista Kiksiniemheen. Silloin het saatettais kävelä kuivin kengin ylitte. Mutta ennen ko het kerithiin teh</text:span><text:span text:style-name="T6">đ</text:span><text:span text:style-name="T4">ä niin ko aijoithiin, niin aurinko nousi ja trollit muututhiin kiviksi. </text:span></text:p>
      <text:p text:style-name="P11"/>
      <text:p text:style-name="P11"/>
      <text:p text:style-name="Standard"><text:span text:style-name="T4">Paikan kasvut haavoituthaan helposti. Valkkeen saapi sytyttäät tyhä semmoishiin paikkhoin jokka oon sitä varten. Ei ole lupa kiikkuut dolomiittihaamuin pääle, ko niitten stryktyyri tekkee sen ette net hajjoovat helposti. Paikka oon rauhoitettu kulttuurimuisto. Täälä ei ole lupa pykätä merkkikivvii. </text:span></text:p>
      <text:p text:style-name="P14"/>
      <text:p text:style-name="P3"/>
      <text:p text:style-name="P3"/>
      <text:p text:style-name="P16"/>
      <text:p text:style-name="P7"><text:span text:style-name="T22">Informasjon på skilt ved parkeringsplass </text:span></text:p>
      <text:p text:style-name="P4"/>
      <text:p text:style-name="No_20_Spacing"><text:span text:style-name="T13">TROLLENE I TROLLHOLMSUND </text:span></text:p>
      <text:p text:style-name="P4"/>
      <text:p text:style-name="Standard"><text:span text:style-name="T1">Trollene er særegne dolomittformasjoner i strandsonen. Et samisk sagn forteller om hvordan trollene ble til. Dette kan du lese om på skiltet ute ved trollene. Det tar 20 minutter å gå dit. Stien er lett å gå og merket med grønne pilskilt. </text:span></text:p>
      <text:p text:style-name="P4"/>
      <text:p text:style-name="Standard"><text:span text:style-name="T1">Dolomittbeltet som strekker seg tvers over Porsangerfjorden er et av Nord Europas største. Dolomitten ble dannet av kalkalger for 700 millioner år siden. Havets tærende krefter og oppsprekking av dolomitten har skapt formasjonene i Trollholmsund. Trollenes beliggenhet nær dagens havnivå tyder på at de er dannet i løpet av de siste 2000 årene.</text:span></text:p>
      <text:p text:style-name="P9"/>
      <text:p text:style-name="P9"/>
      <text:p text:style-name="P5"><text:span text:style-name="T13">STI TIL TROLLENE</text:span></text:p>
      <text:p text:style-name="P6"/>
      <text:p text:style-name="Standard"><text:span text:style-name="T1">Langs kulturstien finnes variert natur med mange plantearter. Kalkstein, jordsmonn og stedlige forhold gir grunnlag for lave, kalkkrevende og tørketålende arter. </text:span><text:span text:style-name="T21">I strandsumpområdet vokser finnmarksnøkleblom og eskimomure. Ut mot trollene finnes flere typer orkideer. </text:span></text:p>
      <text:p text:style-name="Standard"><text:span text:style-name="T1">Området har vært i bruk fra eldre steinalder. Her har vært samisk gårdsbosetting i flere hundre år og her er fremdeles gårdsdrift. Du vil se fine overganger mellom beitemarker, jorder, lyngheier og strandsone.</text:span></text:p>
      <text:p text:style-name="P12"/>
      <text:p text:style-name="P12"/>
      <text:p text:style-name="Standard"><text:span text:style-name="T7">VIS HENSYN</text:span></text:p>
      <text:p text:style-name="P9"/>
      <text:p text:style-name="Standard"><text:span text:style-name="T1">Vegetasjonen i området er svært sårbar. Motorisert ferdsel er derfor ikke tillat. Stien går gjennom gårdslandskapet, vis hensyn til gårdsdriften. Husk båndtvang for hunder. Vi oppfordrer til varsom ferdsel i området. All ferdsel foregår på eget ansvar. </text:span></text:p>
      <text:p text:style-name="Standard"><text:span text:style-name="T7">Ha en fin tur!</text:span></text:p>
      <text:p text:style-name="P9"/>
      <text:p text:style-name="P9"/>
      <text:p text:style-name="P9"/>
      <text:p text:style-name="Standard"><text:span text:style-name="T6">Skilt 2</text:span></text:p>
      <text:p text:style-name="P12"/>
      <text:p text:style-name="P8"><text:span text:style-name="T13">GOARAHAT OG SANDVIKHALVØYA - UTVALGT KULTURLANDSKAP I LANDBRUKET</text:span></text:p>
      <text:p text:style-name="P22"><text:span text:style-name="T8"><text:line-break/></text:span><text:span text:style-name="T9">Trollholmsund ligger i et landskap som er utvalgt kulturlandskap (UKL). UKL skal sikre landskapsområder med biologiske og kulturhistoriske verdier, som er formet av langvarig bruk. Dette </text:span><text:span text:style-name="T10">området er kommunens mest aktive jordbruksmiljø. Her er verdifull og artsrik naturbeitemark.</text:span></text:p>
      <text:p text:style-name="P17"><text:soft-page-break/></text:p>
      <text:p text:style-name="P17"/>
      <text:p text:style-name="P18"><text:span text:style-name="T6">Skilt 2</text:span></text:p>
      <text:p text:style-name="Standard"><text:span text:style-name="T1">Trollene er de særegne dolomittformasjoner som du ser i strandsonen. Et samisk sagn forteller om hvordan de ble til: <text:s/></text:span></text:p>
      <text:p text:style-name="P23"><text:span text:style-name="T1">En flokk med troll var på vei over Finnmarksvidda. De bar mellom seg en stor kiste full av sølv. Ved Reikälähdet kom de ned til Porsanginvuono. De var blitt veldig tørste etter den lange vandringen. Trollene tok et langt strå og med det sugde de vann opp av jorden. Fra da av har vannet hatt sitt oppkomme i</text:span><text:span text:style-name="T6"> </text:span><text:span text:style-name="T1">Ráigeája</text:span><text:span text:style-name="T6">.</text:span></text:p>
      <text:p text:style-name="P24"/>
      <text:p text:style-name="P23"><text:span text:style-name="T1">Trollene fortsatte sin vandring utover fjorden. Folk likte ikke dette, så de fulgte etter trollene med båt og skjøt med kanoner etter dem. Ved Badjeolbmuidnjárga</text:span><text:span text:style-name="T6"> i</text:span><text:span text:style-name="T1"> Sarvisvuono ovenfor flomålet, er det flere hull i berget som skal være spor etter kanonkulene. Senere har stedet fått navnet Ráigebákti, som betyr hullete berg</text:span><text:span text:style-name="T6">. </text:span><text:span text:style-name="T1">Der måtte trollene legge igjen kista fylt med sølv. Denne kista er blitt til stein og kalles Ádjábumbbá av stedets befolkning. Kista kan ennå sees ovenfor flomålet.</text:span></text:p>
      <text:p text:style-name="P24"/>
      <text:p text:style-name="P23"><text:span text:style-name="T1">Da trollene kom hit til Činavuohppi var det flo sjø, og de visste ikke hvordan de skulle komme seg over Porsanginvuono. Det var for lenge å vente til det ble fjære sjø, slik at de kunne vade over fjorden. Nå var gode råd dyre og de kom frem til at det beste ville være å bytte plasseringen</text:span><text:span text:style-name="T6"> </text:span><text:span text:style-name="T1">av Jánánsuolu</text:span><text:span text:style-name="T6"> </text:span><text:span text:style-name="T1">og Dávdnesálla</text:span><text:span text:style-name="T6">. </text:span><text:span text:style-name="T1">Dávdnesálla er så stor at den kunne strekke seg tvers over fjorden fra Činavuohppi til Kiksiniemi</text:span><text:span text:style-name="T6">. </text:span><text:span text:style-name="T1">Da kunne de gå tørrskodd over. Men før de rakk å gjøre som tenkt, så steg solen opp og trollene ble til stein</text:span><text:span text:style-name="T11">. </text:span></text:p>
      <text:p text:style-name="P9"/>
      <text:p text:style-name="P9"/>
      <text:p text:style-name="Standard"><text:span text:style-name="T1">Vegetasjonen i området er svært sårbar. Bålbrenning må kun skje på tilrettelagt sted. Det er ikke tillatt å klatre på dolomittformasjonene, den skjøre strukturen gjør at de lett kan ødelegges. Området er et fredet kulturminne. Bygging av varder er ikke tillatt. <text:s text:c="2"/></text:span></text:p>
      <text:p text:style-name="P13"/>
      <text:p text:style-name="P1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3"><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Aili E.</dc:creator>
    <meta:editing-cycles>2</meta:editing-cycles>
    <meta:print-date>2007-06-07T11:27:00</meta:print-date>
    <meta:creation-date>2020-01-14T09:26:00</meta:creation-date>
    <dc:date>2020-01-14T09:26:00</dc:date>
    <meta:editing-duration>P0D</meta:editing-duration>
    <meta:generator>LibreOffice/6.4.6.2$Linux_X86_64 LibreOffice_project/40$Build-2</meta:generator>
    <meta:document-statistic meta:table-count="0" meta:image-count="1" meta:object-count="0" meta:page-count="4" meta:paragraph-count="38" meta:word-count="1114" meta:character-count="7851" meta:non-whitespace-character-count="6747"/>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